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WLSResponse.encodeRedirect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encode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ndRedirec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encode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ImplWLS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WLSResponse.getResponseConten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WLS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tHead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MyWLSResponse( HttpServletResponse response , weblogic . servlet . internal . ServletContextImpl servlet_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WLSResponse.setIntHeader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tDateHeader( String s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tStatu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tStatus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addHead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sendError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WLSResponse.addDateHeader( String s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addIntHeader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getResponseContentAsByteArray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SPEngineImplWLS.executeJSP( String url , HttpServletRequest servletRequest , HttpServletResponse servletResponse , ServletContext servle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yWLSResponse.sendErro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contains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WLSResponse.encodeRedirect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